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tal Fault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lligible Tota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DiagT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 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%Memory</text:p>
          </table:table-cell>
          <table:table-cell office:value-type="float" office:value="0.740741" calcext:value-type="float">
            <text:p>0.740741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tal Faul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lligible Tot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DiagT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%Memory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tal Fault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Elligible Tota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DiagT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%Memory</text:p>
          </table:table-cell>
          <table:table-cell office:value-type="float" office:value="0.852941" calcext:value-type="float">
            <text:p>0.852941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otal Faul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Tot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lligible Diag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%Mem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otal Fault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lligible To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%Memory</text:p>
          </table:table-cell>
          <table:table-cell office:value-type="float" office:value="0.933333" calcext:value-type="float">
            <text:p>0.933333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tal Fault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Elligible Tota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%Memory</text:p>
          </table:table-cell>
          <table:table-cell office:value-type="float" office:value="0.878788" calcext:value-type="float">
            <text:p>0.878788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tal Fault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Elligible Tota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DiagTo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 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%Memory</text:p>
          </table:table-cell>
          <table:table-cell office:value-type="float" office:value="0.764706" calcext:value-type="float">
            <text:p>0.764706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otal Faul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To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%Memory</text:p>
          </table:table-cell>
          <table:table-cell office:value-type="float" office:value="0.666667" calcext:value-type="float">
            <text:p>0.666667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otal Fault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 Tot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%Memory</text:p>
          </table:table-cell>
          <table:table-cell office:value-type="float" office:value="0.777778" calcext:value-type="float">
            <text:p>0.777778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tal Faul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lligible Tota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%Memory</text:p>
          </table:table-cell>
          <table:table-cell office:value-type="float" office:value="0.894737" calcext:value-type="float">
            <text:p>0.894737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tal Faul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Elligible Tota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%Memory</text:p>
          </table:table-cell>
          <table:table-cell office:value-type="float" office:value="0.761905" calcext:value-type="float">
            <text:p>0.761905</text:p>
          </table:table-cell>
          <table:table-cell office:value-type="string" calcext:value-type="string">
            <text:p><text:s/>%Failure</text:p>
          </table:table-cell>
          <table:table-cell office:value-type="float" office:value="0.0588235" calcext:value-type="float">
            <text:p>0.05882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otal Faul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lligible Tot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DiagT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%Memory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<text:s/>%Failure</text:p>
          </table:table-cell>
          <table:table-cell office:value-type="float" office:value="0.0714286" calcext:value-type="float">
            <text:p>0.07142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otal Fault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lligible Tota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%Memory</text:p>
          </table:table-cell>
          <table:table-cell office:value-type="float" office:value="0.83871" calcext:value-type="float">
            <text:p>0.83871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otal Fault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Elligible Tota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%Memory</text:p>
          </table:table-cell>
          <table:table-cell office:value-type="float" office:value="0.852941" calcext:value-type="float">
            <text:p>0.852941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otal Fault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Elligible Tota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%Memory</text:p>
          </table:table-cell>
          <table:table-cell table:formula="of:=SUM([.M15]/[.E15])" office:value-type="float" office:value="0.838709677419355" calcext:value-type="float">
            <text:p>0.8387096774</text:p>
          </table:table-cell>
          <table:table-cell office:value-type="string" calcext:value-type="string">
            <text:p><text:s/>%Failure</text:p>
          </table:table-cell>
          <table:table-cell table:formula="of:=SUM([.K15]/[.M15])" office:value-type="float" office:value="0.0384615384615385" calcext:value-type="float">
            <text:p>0.03846153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otal Fault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lligible Tot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%Memor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otal Faul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lligible Tot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DiagT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%Memory</text:p>
          </table:table-cell>
          <table:table-cell office:value-type="float" office:value="0.777778" calcext:value-type="float">
            <text:p>0.777778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otal Fault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Elligible Tota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DiagT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%Memory</text:p>
          </table:table-cell>
          <table:table-cell office:value-type="float" office:value="0.853659" calcext:value-type="float">
            <text:p>0.853659</text:p>
          </table:table-cell>
          <table:table-cell office:value-type="string" calcext:value-type="string">
            <text:p><text:s/>%Failure</text:p>
          </table:table-cell>
          <table:table-cell office:value-type="float" office:value="0.0277778" calcext:value-type="float">
            <text:p>0.02777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otal Fault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Elligible Tota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DiagT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%Memory</text:p>
          </table:table-cell>
          <table:table-cell office:value-type="float" office:value="0.727273" calcext:value-type="float">
            <text:p>0.727273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otal Fault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Elligible Tota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moryTo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%Memory</text:p>
          </table:table-cell>
          <table:table-cell office:value-type="float" office:value="0.882353" calcext:value-type="float">
            <text:p>0.882353</text:p>
          </table:table-cell>
          <table:table-cell office:value-type="string" calcext:value-type="string">
            <text:p><text:s/>%Failure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otal Fault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Elligible Tot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%Memory</text:p>
          </table:table-cell>
          <table:table-cell office:value-type="float" office:value="0.896552" calcext:value-type="float">
            <text:p>0.896552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otal Fault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Elligible Tota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DiagT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 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%Memory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<text:s/>%Failure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otal Fault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Elligible Tot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DiagT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 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%Memory</text:p>
          </table:table-cell>
          <table:table-cell office:value-type="float" office:value="0.844444" calcext:value-type="float">
            <text:p>0.844444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otal Faul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lligible Tot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%Memory</text:p>
          </table:table-cell>
          <table:table-cell office:value-type="float" office:value="0.861111" calcext:value-type="float">
            <text:p>0.861111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otal Fault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lligible Tota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%Memory</text:p>
          </table:table-cell>
          <table:table-cell office:value-type="float" office:value="0.921053" calcext:value-type="float">
            <text:p>0.921053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otal Fault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Elligible Tota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DiagTo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 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%Memory</text:p>
          </table:table-cell>
          <table:table-cell table:formula="of:=SUM([.M26]/[.E26])" office:value-type="float" office:value="0.727272727272727" calcext:value-type="float">
            <text:p>0.7272727273</text:p>
          </table:table-cell>
          <table:table-cell office:value-type="string" calcext:value-type="string">
            <text:p><text:s/>%Failure</text:p>
          </table:table-cell>
          <table:table-cell table:formula="of:=SUM([.K26]/[.M26])" office:value-type="float" office:value="0.0416666666666667" calcext:value-type="float">
            <text:p>0.04166666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otal Fault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Elligible Tot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moryTo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%Memory</text:p>
          </table:table-cell>
          <table:table-cell table:formula="of:=SUM([.M27]/[.E27])" office:value-type="float" office:value="0.857142857142857" calcext:value-type="float">
            <text:p>0.8571428571</text:p>
          </table:table-cell>
          <table:table-cell office:value-type="string" calcext:value-type="string">
            <text:p><text:s/>%Failure</text:p>
          </table:table-cell>
          <table:table-cell table:formula="of:=SUM([.K27]/[.M27])" office:value-type="float" office:value="0.0666666666666667" calcext:value-type="float">
            <text:p>0.06666666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otal Fault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Elligible Tota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DiagT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 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%Memory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otal Fault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lligible Tota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%Memory</text:p>
          </table:table-cell>
          <table:table-cell office:value-type="float" office:value="0.925926" calcext:value-type="float">
            <text:p>0.925926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otal Fault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lligible Tot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DiagT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%Memory</text:p>
          </table:table-cell>
          <table:table-cell office:value-type="float" office:value="0.864865" calcext:value-type="float">
            <text:p>0.864865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otal Fault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Elligible Tot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DiagT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 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%Memory</text:p>
          </table:table-cell>
          <table:table-cell office:value-type="float" office:value="0.771429" calcext:value-type="float">
            <text:p>0.771429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tal Faul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lligible Tot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%Memory</text:p>
          </table:table-cell>
          <table:table-cell office:value-type="float" office:value="0.777778" calcext:value-type="float">
            <text:p>0.777778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otal Fault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Elligible Tota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DiagT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%Memory</text:p>
          </table:table-cell>
          <table:table-cell office:value-type="float" office:value="0.848485" calcext:value-type="float">
            <text:p>0.848485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otal Fault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Elligible Tot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%Memory</text:p>
          </table:table-cell>
          <table:table-cell office:value-type="float" office:value="0.864865" calcext:value-type="float">
            <text:p>0.864865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otal Faul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Elligible Tota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%Memory</text:p>
          </table:table-cell>
          <table:table-cell office:value-type="float" office:value="0.818182" calcext:value-type="float">
            <text:p>0.818182</text:p>
          </table:table-cell>
          <table:table-cell office:value-type="string" calcext:value-type="string">
            <text:p><text:s/>%Failure</text:p>
          </table:table-cell>
          <table:table-cell office:value-type="float" office:value="0.0526316" calcext:value-type="float">
            <text:p>0.05263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otal Fault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Elligible Tot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%Memory</text:p>
          </table:table-cell>
          <table:table-cell office:value-type="float" office:value="0.888889" calcext:value-type="float">
            <text:p>0.888889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otal Fault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Elligible Tota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%Memory</text:p>
          </table:table-cell>
          <table:table-cell office:value-type="float" office:value="0.84375" calcext:value-type="float">
            <text:p>0.84375</text:p>
          </table:table-cell>
          <table:table-cell office:value-type="string" calcext:value-type="string">
            <text:p><text:s/>%Failure</text:p>
          </table:table-cell>
          <table:table-cell office:value-type="float" office:value="0.0357143" calcext:value-type="float">
            <text:p>0.035714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otal Fault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Elligible Tot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%Memory</text:p>
          </table:table-cell>
          <table:table-cell office:value-type="float" office:value="0.931034" calcext:value-type="float">
            <text:p>0.931034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otal Fault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Elligible Tota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Elligible Diag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%Memory</text:p>
          </table:table-cell>
          <table:table-cell office:value-type="float" office:value="0.952381" calcext:value-type="float">
            <text:p>0.952381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otal Faul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Elligible Tot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%Memory</text:p>
          </table:table-cell>
          <table:table-cell office:value-type="float" office:value="0.833333" calcext:value-type="float">
            <text:p>0.833333</text:p>
          </table:table-cell>
          <table:table-cell office:value-type="string" calcext:value-type="string">
            <text:p><text:s/>%Failure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otal Fault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lligible Tot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%Memory</text:p>
          </table:table-cell>
          <table:table-cell office:value-type="float" office:value="0.833333" calcext:value-type="float">
            <text:p>0.833333</text:p>
          </table:table-cell>
          <table:table-cell office:value-type="string" calcext:value-type="string">
            <text:p><text:s/>%Failure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otal Fault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Elligible Tota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%Memory</text:p>
          </table:table-cell>
          <table:table-cell office:value-type="float" office:value="0.782609" calcext:value-type="float">
            <text:p>0.782609</text:p>
          </table:table-cell>
          <table:table-cell office:value-type="string" calcext:value-type="string">
            <text:p><text:s/>%Failure</text:p>
          </table:table-cell>
          <table:table-cell office:value-type="float" office:value="0.0526316" calcext:value-type="float">
            <text:p>0.05263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otal Fault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Elligible Tot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DiagT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%Memory</text:p>
          </table:table-cell>
          <table:table-cell office:value-type="float" office:value="0.615385" calcext:value-type="float">
            <text:p>0.615385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otal Fault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Elligible Tota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DiagT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 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%Memory</text:p>
          </table:table-cell>
          <table:table-cell office:value-type="float" office:value="0.794118" calcext:value-type="float">
            <text:p>0.794118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otal Fault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Elligible Tota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%Memory</text:p>
          </table:table-cell>
          <table:table-cell office:value-type="float" office:value="0.911765" calcext:value-type="float">
            <text:p>0.911765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otal Fault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lligible Tot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%Memory</text:p>
          </table:table-cell>
          <table:table-cell office:value-type="float" office:value="0.931034" calcext:value-type="float">
            <text:p>0.931034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otal Fault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Elligible Tot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%Memory</text:p>
          </table:table-cell>
          <table:table-cell office:value-type="float" office:value="0.692308" calcext:value-type="float">
            <text:p>0.692308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otal Faul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Elligible Tota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DiagT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%Memory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otal Fault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lligible To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%Memory</text:p>
          </table:table-cell>
          <table:table-cell office:value-type="float" office:value="0.866667" calcext:value-type="float">
            <text:p>0.866667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otal Fault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lligible To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DiagT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 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%Memor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otal Faul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To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lligible Diag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%Mem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otal Fault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lligible Tot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%Memory</text:p>
          </table:table-cell>
          <table:table-cell office:value-type="float" office:value="0.884615" calcext:value-type="float">
            <text:p>0.884615</text:p>
          </table:table-cell>
          <table:table-cell office:value-type="string" calcext:value-type="string">
            <text:p><text:s/>%Failure</text:p>
          </table:table-cell>
          <table:table-cell office:value-type="float" office:value="0.0416667" calcext:value-type="float">
            <text:p>0.04166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otal Fault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Elligible Tota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DiagTo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lligible 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%Memory</text:p>
          </table:table-cell>
          <table:table-cell office:value-type="float" office:value="0.71875" calcext:value-type="float">
            <text:p>0.71875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otal Faul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lligible Tot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DiagTo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 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%Memory</text:p>
          </table:table-cell>
          <table:table-cell office:value-type="float" office:value="0.771429" calcext:value-type="float">
            <text:p>0.771429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otal Faul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Elligible Tot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lligible Diag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%Memory</text:p>
          </table:table-cell>
          <table:table-cell office:value-type="float" office:value="0.666667" calcext:value-type="float">
            <text:p>0.666667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otal Fault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Elligible Tota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%Memory</text:p>
          </table:table-cell>
          <table:table-cell office:value-type="float" office:value="0.772727" calcext:value-type="float">
            <text:p>0.772727</text:p>
          </table:table-cell>
          <table:table-cell office:value-type="string" calcext:value-type="string">
            <text:p><text:s/>%Failure</text:p>
          </table:table-cell>
          <table:table-cell office:value-type="float" office:value="0.0555556" calcext:value-type="float">
            <text:p>0.05555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otal Fault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Elligible Tota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%Memory</text:p>
          </table:table-cell>
          <table:table-cell office:value-type="float" office:value="0.868421" calcext:value-type="float">
            <text:p>0.868421</text:p>
          </table:table-cell>
          <table:table-cell office:value-type="string" calcext:value-type="string">
            <text:p><text:s/>%Failure</text:p>
          </table:table-cell>
          <table:table-cell office:value-type="float" office:value="0.0294118" calcext:value-type="float">
            <text:p>0.02941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otal Fault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Elligible Tota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DiagT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%Memory</text:p>
          </table:table-cell>
          <table:table-cell office:value-type="float" office:value="0.791667" calcext:value-type="float">
            <text:p>0.791667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otal Fault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Elligible Tota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%Memory</text:p>
          </table:table-cell>
          <table:table-cell table:formula="of:=SUM([.M59]/[.E59])" office:value-type="float" office:value="0.848484848484848" calcext:value-type="float">
            <text:p>0.8484848485</text:p>
          </table:table-cell>
          <table:table-cell office:value-type="string" calcext:value-type="string">
            <text:p><text:s/>%Failure</text:p>
          </table:table-cell>
          <table:table-cell table:formula="of:=SUM([.K59]/[.M59])" office:value-type="float" office:value="0.0357142857142857" calcext:value-type="float">
            <text:p>0.03571428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otal Fault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Elligible Tot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%Memory</text:p>
          </table:table-cell>
          <table:table-cell office:value-type="float" office:value="0.857143" calcext:value-type="float">
            <text:p>0.857143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otal Faul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lligible Tot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%Memory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otal Fault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lligible Tota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DiagT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 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%Memory</text:p>
          </table:table-cell>
          <table:table-cell office:value-type="float" office:value="0.709677" calcext:value-type="float">
            <text:p>0.709677</text:p>
          </table:table-cell>
          <table:table-cell office:value-type="string" calcext:value-type="string">
            <text:p><text:s/>%Failure</text:p>
          </table:table-cell>
          <table:table-cell office:value-type="float" office:value="0.0434783" calcext:value-type="float">
            <text:p>0.043478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otal Fault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lligible Tota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%Memory</text:p>
          </table:table-cell>
          <table:table-cell office:value-type="float" office:value="0.868421" calcext:value-type="float">
            <text:p>0.868421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otal Fault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lligible Tot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DiagTo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Elligible 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%Memory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otal Fault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Elligible Tot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DiagT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%Memor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otal Fault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Elligible Tota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DiagT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 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%Memory</text:p>
          </table:table-cell>
          <table:table-cell office:value-type="float" office:value="0.695652" calcext:value-type="float">
            <text:p>0.695652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otal Fault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Elligible Tota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%Memory</text:p>
          </table:table-cell>
          <table:table-cell office:value-type="float" office:value="0.857143" calcext:value-type="float">
            <text:p>0.857143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otal Fault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Elligible Tota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DiagTo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lligible 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%Memory</text:p>
          </table:table-cell>
          <table:table-cell office:value-type="float" office:value="0.763158" calcext:value-type="float">
            <text:p>0.763158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otal Fault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Elligible Tota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%Memory</text:p>
          </table:table-cell>
          <table:table-cell office:value-type="float" office:value="0.882353" calcext:value-type="float">
            <text:p>0.882353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otal Fault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Elligible Tot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DiagT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 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%Memor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/>%Failure</text:p>
          </table:table-cell>
          <table:table-cell office:value-type="float" office:value="0.0344828" calcext:value-type="float">
            <text:p>0.034482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otal Fault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Elligible Tota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%Memory</text:p>
          </table:table-cell>
          <table:table-cell office:value-type="float" office:value="0.818182" calcext:value-type="float">
            <text:p>0.818182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otal Faul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lligible Tot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%Memory</text:p>
          </table:table-cell>
          <table:table-cell office:value-type="float" office:value="0.833333" calcext:value-type="float">
            <text:p>0.833333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otal Faul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 To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%Memory</text:p>
          </table:table-cell>
          <table:table-cell office:value-type="float" office:value="0.714286" calcext:value-type="float">
            <text:p>0.714286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otal Faul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To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%Memory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otal Fault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Elligible Tot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%Memory</text:p>
          </table:table-cell>
          <table:table-cell table:formula="of:=SUM([.M75]/[.E75])" office:value-type="float" office:value="0.837837837837838" calcext:value-type="float">
            <text:p>0.8378378378</text:p>
          </table:table-cell>
          <table:table-cell office:value-type="string" calcext:value-type="string">
            <text:p><text:s/>%Failure</text:p>
          </table:table-cell>
          <table:table-cell table:formula="of:=SUM([.K75]/[.M75])" office:value-type="float" office:value="0.032258064516129" calcext:value-type="float">
            <text:p>0.032258064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otal Fault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Elligible Tot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DiagT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 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%Memory</text:p>
          </table:table-cell>
          <table:table-cell office:value-type="float" office:value="0.724138" calcext:value-type="float">
            <text:p>0.724138</text:p>
          </table:table-cell>
          <table:table-cell office:value-type="string" calcext:value-type="string">
            <text:p><text:s/>%Failure</text:p>
          </table:table-cell>
          <table:table-cell table:formula="of:=SUM([.K76]/[.M76])" office:value-type="float" office:value="0.0476190476190476" calcext:value-type="float">
            <text:p>0.047619047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otal Fault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Elligible Tota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%Memory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otal Fault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Elligible Tot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%Memory</text:p>
          </table:table-cell>
          <table:table-cell office:value-type="float" office:value="0.846154" calcext:value-type="float">
            <text:p>0.846154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otal Fault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Elligible Tota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%Memory</text:p>
          </table:table-cell>
          <table:table-cell office:value-type="float" office:value="0.878049" calcext:value-type="float">
            <text:p>0.878049</text:p>
          </table:table-cell>
          <table:table-cell office:value-type="string" calcext:value-type="string">
            <text:p><text:s/>%Failure</text:p>
          </table:table-cell>
          <table:table-cell office:value-type="float" office:value="0.027027" calcext:value-type="float">
            <text:p>0.02702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otal Fault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Elligible Tota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DiagT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 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%Memory</text:p>
          </table:table-cell>
          <table:table-cell office:value-type="float" office:value="0.794872" calcext:value-type="float">
            <text:p>0.794872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otal Fault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lligible Tot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%Memory</text:p>
          </table:table-cell>
          <table:table-cell office:value-type="float" office:value="0.857143" calcext:value-type="float">
            <text:p>0.857143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otal Fault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Elligible Tota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DiagT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 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%Memory</text:p>
          </table:table-cell>
          <table:table-cell office:value-type="float" office:value="0.787879" calcext:value-type="float">
            <text:p>0.787879</text:p>
          </table:table-cell>
          <table:table-cell office:value-type="string" calcext:value-type="string">
            <text:p><text:s/>%Failure</text:p>
          </table:table-cell>
          <table:table-cell office:value-type="float" office:value="0.037037" calcext:value-type="float">
            <text:p>0.03703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otal Fault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Elligible Tota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%Memory</text:p>
          </table:table-cell>
          <table:table-cell office:value-type="float" office:value="0.90625" calcext:value-type="float">
            <text:p>0.90625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otal Faul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Elligible Tota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%Memory</text:p>
          </table:table-cell>
          <table:table-cell office:value-type="float" office:value="0.842105" calcext:value-type="float">
            <text:p>0.842105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otal Faul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Elligible Tota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%Memory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otal Fault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Elligible Tota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%Memory</text:p>
          </table:table-cell>
          <table:table-cell office:value-type="float" office:value="0.904762" calcext:value-type="float">
            <text:p>0.904762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otal Fault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lligible Tot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%Memor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otal Fault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Elligible Tota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%Memory</text:p>
          </table:table-cell>
          <table:table-cell office:value-type="float" office:value="0.863636" calcext:value-type="float">
            <text:p>0.863636</text:p>
          </table:table-cell>
          <table:table-cell office:value-type="string" calcext:value-type="string">
            <text:p><text:s/>%Failure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otal Fault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lligible Tot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DiagT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 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%Memory</text:p>
          </table:table-cell>
          <table:table-cell office:value-type="float" office:value="0.837838" calcext:value-type="float">
            <text:p>0.837838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otal Fault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Elligible Tot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DiagT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 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%Memor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otal Fault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Elligible Tota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DiagT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 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%Memory</text:p>
          </table:table-cell>
          <table:table-cell office:value-type="float" office:value="0.809524" calcext:value-type="float">
            <text:p>0.809524</text:p>
          </table:table-cell>
          <table:table-cell office:value-type="string" calcext:value-type="string">
            <text:p><text:s/>%Failure</text:p>
          </table:table-cell>
          <table:table-cell office:value-type="float" office:value="0.0285714" calcext:value-type="float">
            <text:p>0.028571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otal Fault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Elligible Tota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%Memory</text:p>
          </table:table-cell>
          <table:table-cell office:value-type="float" office:value="0.880952" calcext:value-type="float">
            <text:p>0.880952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otal Faul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Elligible To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Elligible Diag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%Memory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otal Faul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Elligible Tota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DiagT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%Memor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otal Fault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Elligible Tot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DiagT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%Memory</text:p>
          </table:table-cell>
          <table:table-cell office:value-type="float" office:value="0.828571" calcext:value-type="float">
            <text:p>0.828571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otal Fault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Elligible Tota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DiagT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%Memory</text:p>
          </table:table-cell>
          <table:table-cell office:value-type="float" office:value="0.868421" calcext:value-type="float">
            <text:p>0.868421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otal Faul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lligible Tot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DiagT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 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%Memor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otal Fault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lligible Tot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DiagT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 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%Memory</text:p>
          </table:table-cell>
          <table:table-cell office:value-type="float" office:value="0.769231" calcext:value-type="float">
            <text:p>0.769231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otal Fault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Elligible Tota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%Memory</text:p>
          </table:table-cell>
          <table:table-cell office:value-type="float" office:value="0.857143" calcext:value-type="float">
            <text:p>0.857143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otal Fault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lligible Tota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%Memory</text:p>
          </table:table-cell>
          <table:table-cell office:value-type="float" office:value="0.814815" calcext:value-type="float">
            <text:p>0.814815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2"/>
          <table:table-cell table:formula="of:=SUM([.C1:.C100])" office:value-type="float" office:value="3140" calcext:value-type="float">
            <text:p>3140</text:p>
          </table:table-cell>
          <table:table-cell/>
          <table:table-cell table:formula="of:=SUM([.E1:.E100])" office:value-type="float" office:value="2683" calcext:value-type="float">
            <text:p>2683</text:p>
          </table:table-cell>
          <table:table-cell/>
          <table:table-cell table:formula="of:=SUM([.G1:.G100])" office:value-type="float" office:value="898" calcext:value-type="float">
            <text:p>898</text:p>
          </table:table-cell>
          <table:table-cell/>
          <table:table-cell table:formula="of:=SUM([.I1:.I100])" office:value-type="float" office:value="441" calcext:value-type="float">
            <text:p>441</text:p>
          </table:table-cell>
          <table:table-cell/>
          <table:table-cell table:formula="of:=SUM([.K1:.K100])" office:value-type="float" office:value="27" calcext:value-type="float">
            <text:p>27</text:p>
          </table:table-cell>
          <table:table-cell/>
          <table:table-cell table:formula="of:=SUM([.M1:.M100])" office:value-type="float" office:value="2215" calcext:value-type="float">
            <text:p>2215</text:p>
          </table:table-cell>
          <table:table-cell table:number-columns-repeated="4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Memory%</text:p>
          </table:table-cell>
          <table:table-cell table:formula="of:=SUM([.M104]/[.C104])" office:value-type="float" office:value="0.705414012738854" calcext:value-type="float">
            <text:p>0.705414012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rueMem%</text:p>
          </table:table-cell>
          <table:table-cell table:formula="of:=SUM([.M104]/[.E104])" office:value-type="float" office:value="0.825568393589266" calcext:value-type="float">
            <text:p>0.825568393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il%</text:p>
          </table:table-cell>
          <table:table-cell table:formula="of:=SUM([.K104]/[.M104])" office:value-type="float" office:value="0.0121896162528217" calcext:value-type="float">
            <text:p>0.0121896163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12:36:46.214820727</meta:creation-date>
    <dc:date>2017-06-13T13:26:52.178641653</dc:date>
    <meta:editing-duration>PT36M28S</meta:editing-duration>
    <meta:editing-cycles>4</meta:editing-cycles>
    <meta:generator>LibreOffice/4.2.8.2$Linux_X86_64 LibreOffice_project/420m0$Build-2</meta:generator>
    <meta:document-statistic meta:table-count="1" meta:cell-count="1712" meta:object-count="0"/>
  </office:meta>
</office:document-meta>
</file>